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10.775cm" fo:min-width="18.296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42cm" fo:min-width="0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75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draw:fill="none" fo:min-height="0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60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729fcf" draw:textarea-horizontal-align="justify" draw:auto-grow-height="true" draw:auto-grow-width="false" fo:min-height="0.66cm" fo:min-width="0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424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 draw:fill-color="#eeeeee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729fcf"/>
      <style:paragraph-properties fo:text-align="center" style:writing-mode="lr-tb">
        <style:tab-stops/>
      </style:paragraph-properties>
    </style:style>
    <style:style style:name="P8" style:family="paragraph">
      <style:paragraph-properties fo:margin-left="0cm" fo:margin-right="0cm" fo:text-align="center" fo:text-indent="0cm">
        <style:tab-stops/>
      </style:paragraph-properties>
    </style:style>
    <style:style style:name="P9" style:family="paragraph">
      <loext:graphic-properties draw:fill="none" draw:fill-color="#729fcf"/>
      <style:paragraph-properties fo:margin-left="0cm" fo:margin-right="0cm" fo:text-align="center" fo:text-indent="0cm" style:writing-mode="lr-tb">
        <style:tab-stops/>
      </style:paragraph-properties>
      <style:text-properties fo:font-size="10pt" style:font-size-asian="10pt" style:font-size-complex="1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eeeee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style:font-name="Open Sans Semibold"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8.796cm" svg:height="11.025cm" svg:x="1.635cm" svg:y="2.42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7.618cm" svg:height="0.742cm" draw:transform="rotate (0.000872664625997165) translate (7.225cm 4.325cm)">
          <draw:text-box>
            <text:p><text:span text:style-name="T1">0.</text:span><text:span text:style-name="T2"> Forest inventory coordinates</text:span></text:p>
          </draw:text-box>
        </draw:frame>
        <draw:frame draw:style-name="gr3" draw:text-style-name="P2" xml:id="id2" draw:id="id2" draw:layer="layout" svg:width="7.617cm" svg:height="0.775cm" draw:transform="rotate (0.000872664625997165) translate (7.226cm 5.926cm)">
          <draw:text-box>
            <text:p><text:span text:style-name="T1">1.</text:span><text:span text:style-name="T2"> Topography definition</text:span></text:p>
          </draw:text-box>
        </draw:frame>
        <draw:frame draw:style-name="gr4" draw:text-style-name="P3" draw:layer="layout" svg:width="4.191cm" svg:height="0.662cm" svg:x="15.605cm" svg:y="5.953cm">
          <draw:text-box>
            <text:p><text:span text:style-name="T3">create_landscape()</text:span></text:p>
          </draw:text-box>
        </draw:frame>
        <draw:frame draw:style-name="gr5" draw:text-style-name="P5" draw:layer="layout" svg:width="4.264cm" svg:height="0.894cm" svg:x="15.686cm" svg:y="2.9cm">
          <draw:text-box>
            <text:p text:style-name="P4"><text:span text:style-name="T4">Helper functions</text:span></text:p>
          </draw:text-box>
        </draw:frame>
        <draw:frame draw:style-name="gr5" draw:text-style-name="P5" draw:layer="layout" svg:width="4.061cm" svg:height="0.894cm" svg:x="2.189cm" svg:y="2.9cm">
          <draw:text-box>
            <text:p text:style-name="P4"><text:span text:style-name="T4">Required data</text:span></text:p>
          </draw:text-box>
        </draw:frame>
        <draw:frame draw:style-name="gr5" draw:text-style-name="P5" draw:layer="layout" svg:width="4.264cm" svg:height="0.894cm" svg:x="10.086cm" svg:y="2.9cm">
          <draw:text-box>
            <text:p text:style-name="P4"><text:span text:style-name="T4">Steps</text:span></text:p>
          </draw:text-box>
        </draw:frame>
        <draw:frame draw:style-name="gr6" draw:text-style-name="P7" draw:layer="layout" svg:width="4.498cm" svg:height="0.854cm" draw:transform="rotate (0.000872664625997165) translate (1.962cm 5.836cm)">
          <draw:text-box>
            <text:p text:style-name="P6"><text:span text:style-name="T5"><text:s/></text:span><text:span text:style-name="T6">Digital elevation model</text:span></text:p>
          </draw:text-box>
        </draw:frame>
        <draw:frame draw:style-name="gr3" draw:text-style-name="P2" xml:id="id3" draw:id="id3" draw:layer="layout" svg:width="7.616cm" svg:height="0.775cm" draw:transform="rotate (0.000872664625997165) translate (7.227cm 7.527cm)">
          <draw:text-box>
            <text:p><text:span text:style-name="T1">2.</text:span><text:span text:style-name="T2"> Forest inventory parsing</text:span></text:p>
          </draw:text-box>
        </draw:frame>
        <draw:frame draw:style-name="gr7" draw:text-style-name="P9" draw:layer="layout" svg:width="4.498cm" svg:height="0.66cm" draw:transform="rotate (0.000872664625997165) translate (1.963cm 7.66cm)">
          <draw:text-box>
            <text:p text:style-name="P8"><text:span text:style-name="T7"><text:s/></text:span><text:span text:style-name="T7">Forest inventory plot data</text:span></text:p>
          </draw:text-box>
        </draw:frame>
        <draw:frame draw:style-name="gr4" draw:text-style-name="P3" draw:layer="layout" svg:width="4.191cm" svg:height="0.662cm" svg:x="15.605cm" svg:y="7.577cm">
          <draw:text-box>
            <text:p><text:span text:style-name="T3">add_forests()</text:span></text:p>
          </draw:text-box>
        </draw:frame>
        <draw:connector draw:style-name="gr8" draw:text-style-name="P10" draw:layer="layout" draw:type="line" svg:x1="11.035cm" svg:y1="5.067cm" svg:x2="11.034cm" svg:y2="5.919cm" draw:start-shape="id1" draw:start-glue-point="2" draw:end-shape="id2" draw:end-glue-point="0" svg:d="M11035 5067l-1 852" svg:viewBox="0 0 2 853">
          <text:p/>
        </draw:connector>
        <draw:connector draw:style-name="gr8" draw:text-style-name="P10" draw:layer="layout" draw:type="line" svg:x1="11.035cm" svg:y1="6.701cm" svg:x2="11.035cm" svg:y2="7.52cm" draw:start-shape="id2" draw:start-glue-point="2" draw:end-shape="id3" svg:d="M11035 6701v819" svg:viewBox="0 0 1 820">
          <text:p/>
        </draw:connector>
        <draw:frame draw:style-name="gr3" draw:text-style-name="P2" xml:id="id5" draw:id="id5" draw:layer="layout" svg:width="7.616cm" svg:height="0.775cm" draw:transform="rotate (0.000872664625997165) translate (7.228cm 10.527cm)">
          <draw:text-box>
            <text:p><text:span text:style-name="T1">4.</text:span><text:span text:style-name="T2"> SoilGrids 2.0 retrieval</text:span></text:p>
          </draw:text-box>
        </draw:frame>
        <draw:connector draw:style-name="gr8" draw:text-style-name="P10" draw:layer="layout" draw:type="line" svg:x1="11.037cm" svg:y1="8.302cm" svg:x2="11.037cm" svg:y2="9.02cm" draw:end-shape="id4" draw:end-glue-point="0" svg:d="M11037 8302v718" svg:viewBox="0 0 1 719">
          <text:p/>
        </draw:connector>
        <draw:frame draw:style-name="gr9" draw:text-style-name="P7" draw:layer="layout" svg:width="3.809cm" svg:height="0.674cm" draw:transform="rotate (0.000872664625997165) translate (2.524cm 10.555cm)">
          <draw:text-box>
            <text:p text:style-name="P4"><text:span text:style-name="T6">SoilGrids 2.0 rasters</text:span></text:p>
          </draw:text-box>
        </draw:frame>
        <draw:frame draw:style-name="gr4" draw:text-style-name="P3" draw:layer="layout" svg:width="4.191cm" svg:height="1.073cm" svg:x="15.606cm" svg:y="10.377cm">
          <draw:text-box>
            <text:p><text:span text:style-name="T3">add_soilgrids()</text:span></text:p>
            <text:p><text:span text:style-name="T3">check_soils()</text:span></text:p>
          </draw:text-box>
        </draw:frame>
        <draw:frame draw:style-name="gr3" draw:text-style-name="P11" xml:id="id4" draw:id="id4" draw:layer="layout" svg:width="7.616cm" svg:height="0.775cm" draw:transform="rotate (0.000872664625997165) translate (7.229cm 9.027cm)">
          <draw:text-box>
            <text:p text:style-name="P4"><text:span text:style-name="T1">3.</text:span><text:span text:style-name="T2"> Forest object verification</text:span></text:p>
          </draw:text-box>
        </draw:frame>
        <draw:frame draw:style-name="gr4" draw:text-style-name="P3" draw:layer="layout" svg:width="4.191cm" svg:height="0.662cm" svg:x="15.606cm" svg:y="9.077cm">
          <draw:text-box>
            <text:p><text:span text:style-name="T3">check_forests()</text:span></text:p>
          </draw:text-box>
        </draw:frame>
        <draw:connector draw:style-name="gr8" draw:text-style-name="P10" draw:layer="layout" draw:type="line" svg:x1="11.038cm" svg:y1="9.802cm" svg:x2="11.036cm" svg:y2="10.52cm" draw:start-shape="id4" draw:start-glue-point="2" draw:end-shape="id5" draw:end-glue-point="0" svg:d="M11038 9802l-2 718" svg:viewBox="0 0 3 719">
          <text:p/>
        </draw:connector>
        <draw:frame draw:style-name="gr3" draw:text-style-name="P2" xml:id="id6" draw:id="id6" draw:layer="layout" svg:width="7.616cm" svg:height="0.775cm" draw:transform="rotate (0.000872664625997165) translate (7.229cm 12.027cm)">
          <draw:text-box>
            <text:p><text:span text:style-name="T1">5.</text:span><text:span text:style-name="T2"> Soil depth/rock modification</text:span></text:p>
          </draw:text-box>
        </draw:frame>
        <draw:frame draw:style-name="gr9" draw:text-style-name="P7" draw:layer="layout" svg:width="3.809cm" svg:height="0.674cm" draw:transform="rotate (0.000872664625997165) translate (2.525cm 12.055cm)">
          <draw:text-box>
            <text:p text:style-name="P4"><text:span text:style-name="T6">Soil depth map</text:span></text:p>
          </draw:text-box>
        </draw:frame>
        <draw:frame draw:style-name="gr4" draw:text-style-name="P3" draw:layer="layout" svg:width="4.191cm" svg:height="0.662cm" svg:x="15.607cm" svg:y="12.077cm">
          <draw:text-box>
            <text:p><text:span text:style-name="T3">modify_soils()</text:span></text:p>
          </draw:text-box>
        </draw:frame>
        <draw:connector draw:style-name="gr8" draw:text-style-name="P10" draw:layer="layout" draw:type="line" svg:x1="11.039cm" svg:y1="11.302cm" svg:x2="11.037cm" svg:y2="12.02cm" draw:end-shape="id6" draw:end-glue-point="0" svg:d="M11039 11302l-2 718" svg:viewBox="0 0 3 719">
          <text:p/>
        </draw:connector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4-05-15T18:16:27.259198183</dc:date>
    <meta:editing-duration>PT8H41M43S</meta:editing-duration>
    <meta:editing-cycles>73</meta:editing-cycles>
    <meta:generator>LibreOffice/7.3.7.2$Linux_X86_64 LibreOffice_project/30$Build-2</meta:generator>
    <meta:document-statistic meta:object-count="44"/>
  </office:meta>
</office:document-meta>
</file>